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ULTISERVICIOS OLITEC EI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745852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406964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FRANCO NINA, LUIS ANG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67450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15</text:p>
          </table:table-cell>
          <table:table-cell table:style-name="Tableau1.D2" office:value-type="string">
            <text:p text:style-name="P12">600</text:p>
            <text:p text:style-name="P11"/>
          </table:table-cell>
        </table:table-row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10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1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7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1/10/2021</text:p>
          </table:table-cell>
          <table:table-cell table:style-name="Tabla2.A2" office:value-type="string">
            <text:p text:style-name="P7">38050594</text:p>
          </table:table-cell>
          <table:table-cell table:style-name="Tabla2.A2" office:value-type="string">
            <text:p text:style-name="P7">7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1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9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23:41:1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